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ist_20_Paragraph" style:list-style-name="WWNum14">
      <style:paragraph-properties fo:text-align="start" style:justify-single-word="false"/>
    </style:style>
    <style:style style:name="P4" style:family="paragraph" style:parent-style-name="List_20_Paragraph" style:list-style-name="WWNum14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vidores web</text:h>
      <text:p text:style-name="P5">Javier Guerra. Febrero 2024</text:p>
      <text:p text:style-name="P6"><text:span text:style-name="T1"/></text:p>
      <text:p text:style-name="P6"><text:span text:style-name="T1">Servidor web</text:span>: Apache, Nginx, Microsoft IIS (Internet Information<text:bookmark text:name="_GoBack"/> Services)</text:p>
      <text:list xml:id="list1595172448" text:style-name="WWNum14">
        <text:list-item>
          <text:p text:style-name="P3">Instalado o mediante Docker.</text:p>
        </text:list-item>
        <text:list-item>
          <text:p text:style-name="P3">Atiende peticiones HTTP/HTTPS a través de puertos.</text:p>
        </text:list-item>
        <text:list-item>
          <text:p text:style-name="P3">Conecta con BBDD y lenguajes de scripting como PHP.</text:p>
        </text:list-item>
        <text:list-item>
          <text:p text:style-name="P3">Sirve contenido estático vs dinámico.</text:p>
        </text:list-item>
        <text:list-item>
          <text:p text:style-name="P3">Atiende a modelo cliente-servidor.</text:p>
          <text:p text:style-name="P4"/>
        </text:list-item>
      </text:list>
      <text:p text:style-name="P6"><text:a xlink:type="simple" xlink:href="https://es.wikipedia.org/wiki/Servidor_web" text:style-name="Internet_20_link" text:visited-style-name="Visited_20_Internet_20_Link"><text:span text:style-name="Internet_20_link">https://es.wikipedia.org/wiki/Servidor_web</text:span></text:a></text:p>
      <text:p text:style-name="P6">Puertos <text:line-break/><text:a xlink:type="simple" xlink:href="https://es.wikipedia.org/wiki/Puerto_(inform%C3%A1tica)" text:style-name="Internet_20_link" text:visited-style-name="Visited_20_Internet_20_Link"><text:span text:style-name="Internet_20_link">https://es.wikipedia.org/wiki/Puerto_(inform%C3%A1tica)</text:span></text:a></text:p>
      <text:p text:style-name="P6">Protocolo HTTP: Hipertexto</text:p>
      <text:p text:style-name="P6"><text:a xlink:type="simple" xlink:href="https://es.wikipedia.org/wiki/Protocolo_de_transferencia_de_hipertexto" text:style-name="Internet_20_link" text:visited-style-name="Visited_20_Internet_20_Link"><text:span text:style-name="Internet_20_link">https://es.wikipedia.org/wiki/Protocolo_de_transferencia_de_hipertexto</text:span></text:a></text:p>
      <text:p text:style-name="P6">HTTPS: protocolo seguro</text:p>
      <text:p text:style-name="P6"><text:a xlink:type="simple" xlink:href="https://es.wikipedia.org/wiki/Protocolo_seguro_de_transferencia_de_hipertexto" text:style-name="Internet_20_link" text:visited-style-name="Visited_20_Internet_20_Link"><text:span text:style-name="Internet_20_link">https://es.wikipedia.org/wiki/Protocolo_seguro_de_transferencia_de_hipertexto</text:span></text:a></text:p>
      <text:p text:style-name="P6">IP <text:a xlink:type="simple" xlink:href="https://es.wikipedia.org/wiki/Direcci%C3%B3n_IP" text:style-name="Internet_20_link" text:visited-style-name="Visited_20_Internet_20_Link"><text:span text:style-name="Internet_20_link">https://es.wikipedia.org/wiki/Direcci%C3%B3n_IP</text:span></text:a></text:p>
      <text:p text:style-name="P6">TCP/IP <text:a xlink:type="simple" xlink:href="https://es.wikipedia.org/wiki/Modelo_TCP/IP" text:style-name="Internet_20_link" text:visited-style-name="Visited_20_Internet_20_Link"><text:span text:style-name="Internet_20_link">https://es.wikipedia.org/wiki/Modelo_TCP/IP</text:span></text:a></text:p>
      <text:p text:style-name="P6">Modelo OSI vs. TCP/IP (Concepto general)<text:line-break/><text:a xlink:type="simple" xlink:href="https://community.fs.com/es/blog/tcpip-vs-osi-whats-the-difference-between-the-two-models.html" text:style-name="Internet_20_link" text:visited-style-name="Visited_20_Internet_20_Link"><text:span text:style-name="Internet_20_link">https://community.fs.com/es/blog/tcpip-vs-osi-whats-the-difference-between-the-two-models.html</text:span></text:a></text:p>
      <text:p text:style-name="P6">Direccionamiento y enrutamiento</text:p>
      <text:p text:style-name="P6"><text:a xlink:type="simple" xlink:href="https://es.wikipedia.org/wiki/Protocolo_de_internet" text:style-name="Internet_20_link" text:visited-style-name="Visited_20_Internet_20_Link"><text:span text:style-name="Internet_20_link">https://es.wikipedia.org/wiki/Protocolo_de_internet</text:span></text:a></text:p>
      <text:p text:style-name="P6">DNS <text:a xlink:type="simple" xlink:href="https://es.wikipedia.org/wiki/Sistema_de_nombres_de_dominio" text:style-name="Internet_20_link" text:visited-style-name="Visited_20_Internet_20_Link"><text:span text:style-name="Internet_20_link">https://es.wikipedia.org/wiki/Sistema_de_nombres_de_dominio</text:span></text:a></text:p>
      <text:p text:style-name="P6">Otros <text:a xlink:type="simple" xlink:href="https://es.wikipedia.org/wiki/Familia_de_protocolos_de_internet" text:style-name="Internet_20_link" text:visited-style-name="Visited_20_Internet_20_Link"><text:span text:style-name="Internet_20_link">https://es.wikipedia.org/wiki/Familia_de_protocolos_de_internet</text:span></text:a></text:p>
      <text:p text:style-name="P6"/>
      <text:h text:style-name="Heading_20_2" text:outline-level="2"><text:span text:style-name="Strong">Ejercicio libre</text:span></text:h>
      <text:p text:style-name="Text_20_body"><text:span text:style-name="Strong"><text:span text:style-name="T2">Describe los pasos y los protocolos que implica una petición web desde tu nodo de la red hasta un servidor y vuelta hasta que el navegador muestra el resultado de la consulta.</text:span></text:span></text:p>
      <text:p text:style-name="P6"/>
      <text:h text:style-name="Heading_20_2" text:outline-level="2">Material complementario</text:h>
      <text:p text:style-name="Standard">Libro: «Hipercultura visual», Arturo Colorado Castellary (1997)</text:p>
      <text:p text:style-name="P6">«Lo And Behold: Reveries of the Connected World» - Official Trailer (<text:span text:style-name="Emphasis">inglés</text:span>)<text:line-break/><text:a xlink:type="simple" xlink:href="https://youtu.be/Zc1tZ8JsZvg" text:style-name="Internet_20_link" text:visited-style-name="Visited_20_Internet_20_Link"><text:span text:style-name="Internet_20_link">https://youtu.be/Zc1tZ8JsZvg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0.5pt" style:font-size-asian="10.5pt" style:font-name-complex="Arial2" style:font-family-complex="Ari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text-properties fo:text-transform="uppercase" fo:color="#c00000" loext:opacity="100%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.423cm" style:contextual-spacing="false" fo:keep-together="always" fo:padding-left="0cm" fo:padding-right="0cm" fo:padding-top="0cm" fo:padding-bottom="0.035cm" fo:border-left="none" fo:border-right="none" fo:border-top="none" fo:border-bottom="2.24pt solid #c00000" fo:keep-with-next="always"/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margin-top="0.071cm" fo:margin-bottom="0.212cm" style:contextual-spacing="false" fo:keep-together="always" fo:text-indent="0.25cm" style:auto-text-indent="false" fo:padding-left="0cm" fo:padding-right="0cm" fo:padding-top="0cm" fo:padding-bottom="0.035cm" fo:border-left="none" fo:border-right="none" fo:border-top="none" fo:border-bottom="0.51pt solid #c00000" fo:keep-with-next="always"/>
      <style:text-properties fo:color="#c00000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212cm" fo:margin-bottom="0.282cm" style:contextual-spacing="false"/>
      <style:text-properties fo:color="#c00000" loext:opacity="100%" fo:font-style="italic" style:font-style-asian="italic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WWNum1" style:class="text">
      <style:paragraph-properties fo:margin-top="0.071cm" fo:margin-bottom="0.423cm" style:contextual-spacing="false" fo:keep-together="always" fo:keep-with-next="always"/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line-height="115%" fo:keep-together="always" fo:keep-with-next="always"/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Text_20_body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 fo:line-height="100%"/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0.5pt" style:font-size-asian="10.5pt" style:font-name-complex="Arial2" style:font-family-complex="Ari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loext:linked-style-name="Texto_20_comentario_20_Car">
      <style:paragraph-properties fo:line-height="100%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index_20_heading1" style:display-name="index heading1" style:family="paragraph" style:parent-style-name="Title"/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text-align="start" style:justify-single-word="false" fo:keep-together="always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es" style:country-asian="ES" style:font-weight-asian="normal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style:font-name="Arial" fo:font-family="Arial" style:font-family-generic="roman" style:font-pitch="variable" fo:language="es" fo:country="ES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00%" fo:text-align="start" style:justify-single-word="false" style:vertical-align="baseline"/>
      <style:text-properties style:font-name="Liberation Mono" fo:font-family="'Liberation Mono'" style:font-family-generic="roman" style:font-pitch="variable" fo:font-size="10pt" style:letter-kerning="true" style:font-name-asian="Noto Sans Mono CJK SC" style:font-family-asian="'Noto Sans Mono CJK SC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/>
    </style:style>
    <style:style style:name="Tabla_20_normal1" style:display-name="Tabla normal1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font-size="11pt" style:letter-kerning="true" style:font-name-asian="Symbol1" style:font-family-asian="Symbol" style:font-family-generic-asian="system" style:font-pitch-asian="variable" style:font-size-asian="11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Énfasis1" style:family="text" style:parent-style-name="Default_20_Paragraph_20_Font">
      <style:text-properties fo:font-style="italic" style:font-style-asian="italic" style:font-style-complex="itali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9_20_Car" style:display-name="Título 9 Car" style:family="text" style:parent-style-name="Default_20_Paragraph_20_Font"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ook_20_Title" style:display-name="Book Title" style:family="text" style:parent-style-name="Default_20_Paragraph_20_Font">
      <style:text-properties fo:text-transform="uppercase" style:font-name="Open Sans ExtraBold" fo:font-family="'Open Sans ExtraBold'" style:font-family-generic="roman" style:font-pitch="variable" fo:font-size="36pt" fo:letter-spacing="0.009cm" fo:font-weight="bold" style:font-size-asian="36pt" style:font-weight-asian="bold" style:font-name-complex="Open Sans ExtraBold1" style:font-family-complex="'Open Sans ExtraBold'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fo:text-transform="uppercase" fo:color="#c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3_20_Car" style:display-name="Título 3 Car" style:family="text" style:parent-style-name="Default_20_Paragraph_20_Font">
      <style:text-properties fo:color="#c00000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2_20_Car" style:display-name="Título 2 Car" style:family="text" style:parent-style-name="Default_20_Paragraph_20_Font"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c00000" loext:opacity="100%"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 style:font-size-complex="10.5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nción_20_sin_20_resolver2" style:display-name="Mención sin resolver2" style:family="text" style:parent-style-name="Default_20_Paragraph_20_Font">
      <style:text-properties fo:color="#605e5c" loext:opacity="100%" fo:background-color="#e1dfdd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style:font-name="Arial" fo:font-family="Arial" style:font-family-generic="roman" style:font-pitch="variable" fo:font-size="10pt" style:rfc-language-tag="es-ES-u-co-trad" fo:language="es" fo:country="ES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Mención_20_sin_20_resolver3" style:display-name="Mención sin resolver3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99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odjob</meta:initial-creator>
    <meta:editing-cycles>14</meta:editing-cycles>
    <meta:print-date>2023-11-15T06:37:00</meta:print-date>
    <meta:creation-date>2024-02-28T06:54:00</meta:creation-date>
    <dc:date>2024-07-22T12:16:29.042396206</dc:date>
    <dc:language>es-ES</dc:language>
    <meta:editing-duration>PT1H1M16S</meta:editing-duration>
    <meta:generator>LibreOffice/7.3.7.2$Linux_X86_64 LibreOffice_project/30$Build-2</meta:generator>
    <meta:document-statistic meta:table-count="0" meta:image-count="0" meta:object-count="0" meta:page-count="1" meta:paragraph-count="28" meta:word-count="137" meta:character-count="1454" meta:non-whitespace-character-count="1349"/>
    <meta:user-defined meta:name="AppVersion">16.0000</meta:user-defined>
    <meta:user-defined meta:name="Company">HP Inc.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